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1325556648340079908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2242473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2251383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2248399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7498484625112504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76024886980989326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9">2.<text:tab/>Next continue running but now adjust pace up and down in order to keep HR <text:tab/>near HR0. <text:s/>Record mile splits on a watch. <text:s/>The split for the 3rd mile is Tmax.</text:p>
          <text:p text:style-name="P70">Continued</text:p>
          <text:p text:style-name="P7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898071843168687266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4297969294588243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29329737469121588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235097937156385786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99928797618183904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439450532987961094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2019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2019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>Tues May 28, 2019 <text:span text:style-name="T2">no running</text:span> <text:s/></text:p>
      <text:p text:style-name="P25"/>
      <text:p text:style-name="P25">Wed May 29, 2019 <text:span text:style-name="T2">4.75 miles</text:span></text:p>
      <text:p text:style-name="P25">I ran intervals on the high school track with our summer running group.</text:p>
      <text:p text:style-name="P26">Warmup: <text:span text:style-name="T3">1.25 miles on my own at about 10:00/mile pace and about 0.75 miles with the group at various paces</text:span></text:p>
      <text:p text:style-name="P26">Run:<text:span text:style-name="T3"> 1 x 200m, my time: 53s, <text:s/>a 200m jog</text:span></text:p>
      <text:p text:style-name="P26"><text:span text:style-name="T3">5 x 400m with 400m jog after each</text:span></text:p>
      <text:p text:style-name="P26"><text:span text:style-name="T3">My times for the 5 runs: 1:58, 1:57, 1:55, 1:53, 1:49</text:span></text:p>
      <text:p text:style-name="P25"><text:span text:style-name="T3"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9T22:03:37.54</dc:date>
    <dc:creator>James  Lombardi</dc:creator>
    <meta:editing-duration>P8DT21H46M38S</meta:editing-duration>
    <meta:editing-cycles>787</meta:editing-cycles>
    <meta:generator>OpenOffice/4.1.2$Win32 OpenOffice.org_project/412m3$Build-9782</meta:generator>
    <meta:document-statistic meta:table-count="0" meta:image-count="0" meta:object-count="0" meta:page-count="36" meta:paragraph-count="925" meta:word-count="11548" meta:character-count="57957"/>
  </office:meta>
</office:document-meta>
</file>